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top" draw:fit-to-size="shrink-to-fit" fo:min-height="9.906cm"/>
    </style:style>
    <style:style style:name="gr2" style:family="graphic" style:parent-style-name="standard">
      <style:graphic-properties draw:stroke="none" svg:stroke-color="#000000" draw:fill="none" draw:fill-color="#ffffff" draw:textarea-vertical-align="top" draw:fit-to-size="shrink-to-fit" fo:min-height="1.541cm"/>
    </style:style>
    <style:style style:name="gr3" style:family="graphic" style:parent-style-name="standard">
      <style:graphic-properties draw:stroke="solid" svg:stroke-color="#999999" draw:fill="none" draw:fill-color="#ffffff" draw:textarea-vertical-align="middle" draw:fit-to-size="shrink-to-fit" fo:min-height="2.925cm"/>
    </style:style>
    <style:style style:name="gr4" style:family="graphic" style:parent-style-name="standard">
      <style:graphic-properties draw:stroke="solid" svg:stroke-width="0.051cm" svg:stroke-color="#333333" draw:marker-start-width="0.355cm" draw:marker-end-width="0.33cm" draw:fill="solid" draw:fill-color="#ffffff" draw:textarea-vertical-align="middle" draw:auto-grow-width="true" fo:min-height="2.186cm" fo:min-width="5.033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draw:fit-to-size="shrink-to-fit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vertical-align="top" draw:fit-to-size="shrink-to-fit" fo:min-height="0.893cm"/>
    </style:style>
    <style:style style:name="gr7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draw:fit-to-size="shrink-to-fit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style:font-name="Ubuntu1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>
        <style:tab-stops/>
      </style:paragraph-properties>
      <style:text-properties style:font-name="Ubuntu" fo:font-size="36pt" style:font-size-asian="36pt" style:font-size-complex="36pt"/>
    </style:style>
    <style:style style:name="P5" style:family="paragraph">
      <style:paragraph-properties fo:text-align="start">
        <style:tab-stops/>
      </style:paragraph-properties>
      <style:text-properties style:font-name="Ubuntu1" fo:font-size="36pt" style:font-size-asian="36pt" style:font-size-complex="36pt"/>
    </style:style>
    <style:style style:name="P6" style:family="paragraph">
      <style:paragraph-properties fo:text-align="center"/>
      <style:text-properties style:font-name="Ubuntu" fo:font-size="36pt" style:font-size-asian="36pt" style:font-size-complex="36pt"/>
    </style:style>
    <style:style style:name="P7" style:family="paragraph">
      <style:paragraph-properties fo:text-align="center">
        <style:tab-stops/>
      </style:paragraph-properties>
      <style:text-properties style:font-name="Ubuntu2" fo:font-size="36pt" style:font-size-asian="18pt" style:font-size-complex="18pt"/>
    </style:style>
    <style:style style:name="P8" style:family="paragraph">
      <style:paragraph-properties fo:text-align="center">
        <style:tab-stops/>
      </style:paragraph-properties>
      <style:text-properties style:font-name="Ubuntu1" fo:font-size="24pt" style:font-size-asian="24pt" style:font-size-complex="24pt"/>
    </style:style>
    <style:style style:name="T1" style:family="text">
      <style:text-properties style:font-name="Ubuntu1" fo:font-size="36pt" style:font-size-asian="36pt" style:font-size-complex="36pt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7.625cm" svg:height="13.094cm" svg:x="43.815cm" svg:y="9.652cm">
          <draw:text-box>
            <text:p text:style-name="P1"><text:span text:style-name="T1">Charm</text:span></text:p>
            <text:p><text:span text:style-name="T1"/></text:p>
            <text:p><text:span text:style-name="T1">* The key abstraction in Juju</text:span></text:p>
            <text:p><text:span text:style-name="T1">* Models a service using a declarative syntax</text:span></text:p>
            <text:p><text:span text:style-name="T1">* Encapsulates and abstracts away ops knowledge about a service</text:span></text:p>
            <text:p><text:span text:style-name="T1">* Sits a layer above configuration management (salt states, ansible playbooks, etc.)</text:span></text:p>
            <text:p><text:span text:style-name="T1">* Describes how to interact with other services</text:span></text:p>
            <text:p><text:span text:style-name="T1">* May be included in a charm bundle <text:s/>with other charms</text:span></text:p>
          </draw:text-box>
        </draw:frame>
        <draw:frame draw:style-name="gr1" draw:text-style-name="P2" draw:layer="layout" svg:width="47.371cm" svg:height="10.24cm" svg:x="43.815cm" svg:y="22.78cm">
          <draw:text-box>
            <text:p text:style-name="P1"><text:span text:style-name="T1">Charm Store</text:span></text:p>
            <text:p><text:span text:style-name="T1"/></text:p>
            <text:p><text:span text:style-name="T1">* https://jujucharms.com/</text:span></text:p>
            <text:p><text:span text:style-name="T1">* Peer-reviewed, CI-vetted “public” charms</text:span></text:p>
            <text:p><text:span text:style-name="T1">* CI provided gratis by Canonical</text:span></text:p>
            <text:p><text:span text:style-name="T1">* OSI-approved licenses</text:span></text:p>
            <text:p><text:span text:style-name="T1">* Also provides “personal namespace” charms</text:span></text:p>
          </draw:text-box>
        </draw:frame>
        <draw:frame draw:style-name="gr2" draw:text-style-name="P2" draw:layer="layout" svg:width="47.498cm" svg:height="1.791cm" svg:x="43.626cm" svg:y="34.658cm">
          <draw:text-box>
            <text:p text:style-name="P1"><text:span text:style-name="T1">Authoring Charms</text:span></text:p>
          </draw:text-box>
        </draw:frame>
        <draw:frame draw:style-name="gr3" draw:text-style-name="P4" draw:layer="layout" svg:width="21.464cm" svg:height="45.915cm" svg:x="69.087cm" svg:y="37.448cm">
          <draw:text-box>
            <text:p text:style-name="P3"><text:span text:style-name="T2">(from charmhelpers docs)</text:span></text:p>
            <text:p text:style-name="P3"><text:span text:style-name="T2"/></text:p>
            <text:p text:style-name="P3"><text:span text:style-name="T2">$ tree mycharm/</text:span></text:p>
            <text:p text:style-name="P3"><text:span text:style-name="T2">mycharm/</text:span></text:p>
            <text:p text:style-name="P3"><text:span text:style-name="T2">├── </text:span><text:span text:style-name="T2">charm-helpers.yaml</text:span></text:p>
            <text:p text:style-name="P3"><text:span text:style-name="T2">├── </text:span><text:span text:style-name="T2">config.yaml</text:span></text:p>
            <text:p text:style-name="P3"><text:span text:style-name="T2">├── </text:span><text:span text:style-name="T2">hooks</text:span></text:p>
            <text:p text:style-name="P3"><text:span text:style-name="T2">│ <text:s text:c="2"/>├── </text:span><text:span text:style-name="T2">config-changed -&gt; hooks.py</text:span></text:p>
            <text:p text:style-name="P3"><text:span text:style-name="T2">│ <text:s text:c="2"/>├── </text:span><text:span text:style-name="T2">hooks.py</text:span></text:p>
            <text:p text:style-name="P3"><text:span text:style-name="T2">│ <text:s text:c="2"/>├── </text:span><text:span text:style-name="T2">install -&gt; hooks.py</text:span></text:p>
            <text:p text:style-name="P3"><text:span text:style-name="T2">│ <text:s text:c="2"/>├── </text:span><text:span text:style-name="T2">start -&gt; hooks.py</text:span></text:p>
            <text:p text:style-name="P3"><text:span text:style-name="T2">│ <text:s text:c="2"/>├── </text:span><text:span text:style-name="T2">stop -&gt; hooks.py</text:span></text:p>
            <text:p text:style-name="P3"><text:span text:style-name="T2">│ <text:s text:c="2"/>└── </text:span><text:span text:style-name="T2">upgrade-charm -&gt; hooks.py</text:span></text:p>
            <text:p text:style-name="P3"><text:span text:style-name="T2">├── </text:span><text:span text:style-name="T2">icon.svg</text:span></text:p>
            <text:p text:style-name="P3"><text:span text:style-name="T2">├── </text:span><text:span text:style-name="T2">lib</text:span></text:p>
            <text:p text:style-name="P3"><text:span text:style-name="T2">│ <text:s text:c="2"/>└── </text:span><text:span text:style-name="T2">charmhelpers</text:span></text:p>
            <text:p text:style-name="P3"><text:span text:style-name="T2">│ <text:s text:c="6"/>├── </text:span><text:span text:style-name="T2">core</text:span></text:p>
            <text:p text:style-name="P3"><text:span text:style-name="T2">│ <text:s text:c="6"/>│ <text:s text:c="2"/>├── </text:span><text:span text:style-name="T2">fstab.py</text:span></text:p>
            <text:p text:style-name="P3"><text:span text:style-name="T2">│ <text:s text:c="6"/>│ <text:s text:c="2"/>├── </text:span><text:span text:style-name="T2">hookenv.py</text:span></text:p>
            <text:p text:style-name="P3"><text:span text:style-name="T2">│ <text:s text:c="6"/>│ <text:s text:c="2"/>├── </text:span><text:span text:style-name="T2">host.py</text:span></text:p>
            <text:p text:style-name="P3"><text:span text:style-name="T2">│ <text:s text:c="6"/>│ <text:s text:c="2"/>└── </text:span><text:span text:style-name="T2">__init__.py</text:span></text:p>
            <text:p text:style-name="P3"><text:span text:style-name="T2">│ <text:s text:c="6"/>└── </text:span><text:span text:style-name="T2">__init__.py</text:span></text:p>
            <text:p text:style-name="P3"><text:span text:style-name="T2">├── </text:span><text:span text:style-name="T2">metadata.yaml</text:span></text:p>
            <text:p text:style-name="P3"><text:span text:style-name="T2">├── </text:span><text:span text:style-name="T2">README.ex</text:span></text:p>
            <text:p text:style-name="P3"><text:span text:style-name="T2">├── </text:span><text:span text:style-name="T2">revision</text:span></text:p>
            <text:p text:style-name="P3"><text:span text:style-name="T2">├── </text:span><text:span text:style-name="T2">scripts</text:span></text:p>
            <text:p text:style-name="P3"><text:span text:style-name="T2">│ <text:s text:c="2"/>└── </text:span><text:span text:style-name="T2">charm_helpers_sync.py</text:span></text:p>
            <text:p text:style-name="P3"><text:span text:style-name="T2">└── </text:span><text:span text:style-name="T2">tests</text:span></text:p>
            <text:p text:style-name="P3"><text:span text:style-name="T2"><text:s text:c="4"/>├── </text:span><text:span text:style-name="T2">00-setup</text:span></text:p>
            <text:p text:style-name="P3"><text:span text:style-name="T2"><text:s text:c="4"/>└── </text:span><text:span text:style-name="T2">10-deploy</text:span></text:p>
            <text:p text:style-name="P3"><text:span text:style-name="T2"/></text:p>
            <text:p text:style-name="P3"><text:span text:style-name="T2">6 directories, 20 files</text:span></text:p>
          </draw:text-box>
        </draw:frame>
        <draw:frame draw:style-name="gr3" draw:text-style-name="P4" draw:layer="layout" svg:width="21.464cm" svg:height="10.24cm" svg:x="44.576cm" svg:y="48.674cm">
          <draw:text-box>
            <text:p text:style-name="P3"><text:span text:style-name="T2">$ cat metadata.yaml</text:span></text:p>
            <text:p text:style-name="P3"><text:span text:style-name="T2">name: <text:s/>python-django</text:span></text:p>
            <text:p text:style-name="P3"><text:span text:style-name="T2">…</text:span></text:p>
            <text:p text:style-name="P3"><text:span text:style-name="T2">provides:</text:span></text:p>
            <text:p text:style-name="P3"><text:span text:style-name="T2"><text:s text:c="2"/></text:span><text:span text:style-name="T2">website:</text:span></text:p>
            <text:p text:style-name="P3"><text:span text:style-name="T2"><text:s text:c="4"/></text:span><text:span text:style-name="T2">interface: http</text:span></text:p>
            <text:p text:style-name="P3"><text:span text:style-name="T2"><text:s text:c="4"/></text:span><text:span text:style-name="T2">sets: [host, port]</text:span></text:p>
          </draw:text-box>
        </draw:frame>
        <draw:frame draw:style-name="gr3" draw:text-style-name="P4" draw:layer="layout" svg:width="21.464cm" svg:height="10.24cm" svg:x="44.576cm" svg:y="60.231cm">
          <draw:text-box>
            <text:p text:style-name="P3"><text:span text:style-name="T2">$ cat metadata.yaml</text:span></text:p>
            <text:p text:style-name="P3"><text:span text:style-name="T2">name: <text:s/>haproxy</text:span></text:p>
            <text:p text:style-name="P3"><text:span text:style-name="T2">…</text:span></text:p>
            <text:p text:style-name="P3"><text:span text:style-name="T2">requires:</text:span></text:p>
            <text:p text:style-name="P3"><text:span text:style-name="T2"><text:s text:c="2"/></text:span><text:span text:style-name="T2">reverseproxy:</text:span></text:p>
            <text:p text:style-name="P3"><text:span text:style-name="T2"><text:s text:c="4"/></text:span><text:span text:style-name="T2">interface: http</text:span></text:p>
            <text:p text:style-name="P3"><text:span text:style-name="T2"><text:s text:c="4"/></text:span><text:span text:style-name="T2">gets: [host, port]</text:span></text:p>
          </draw:text-box>
        </draw:frame>
        <draw:frame draw:style-name="gr3" draw:text-style-name="P4" draw:layer="layout" svg:width="21.464cm" svg:height="11.667cm" svg:x="44.576cm" svg:y="36.596cm">
          <draw:text-box>
            <text:p text:style-name="P3"><text:span text:style-name="T2">$ cat metadata.yaml</text:span></text:p>
            <text:p text:style-name="P3"><text:span text:style-name="T2">name: <text:s/>mycharm</text:span></text:p>
            <text:p text:style-name="P3"><text:span text:style-name="T2">summary: one charm to rule them all</text:span></text:p>
            <text:p text:style-name="P3"><text:span text:style-name="T2">description: ...</text:span></text:p>
            <text:p text:style-name="P3"><text:span text:style-name="T2">maintainer: Eric &lt;eric...@...&gt;</text:span></text:p>
            <text:p text:style-name="P3"><text:span text:style-name="T2">tags: [“awesomeness”]</text:span></text:p>
            <text:p text:style-name="P3"><text:span text:style-name="T2">...</text:span></text:p>
          </draw:text-box>
        </draw:frame>
        <draw:frame draw:style-name="gr3" draw:text-style-name="P4" draw:layer="layout" svg:width="21.464cm" svg:height="8.813cm" svg:x="44.576cm" svg:y="71.82cm">
          <draw:text-box>
            <text:p text:style-name="P3"><text:span text:style-name="T2">$ cat config.yaml</text:span></text:p>
            <text:p text:style-name="P3"><text:span text:style-name="T2">options:</text:span></text:p>
            <text:p text:style-name="P3"><text:span text:style-name="T2"><text:s text:c="2"/></text:span><text:span text:style-name="T2">breakfast:</text:span></text:p>
            <text:p text:style-name="P3"><text:span text:style-name="T2"><text:s text:c="4"/></text:span><text:span text:style-name="T2">default: spam</text:span></text:p>
            <text:p text:style-name="P3"><text:span text:style-name="T2"><text:s text:c="4"/></text:span><text:span text:style-name="T2">description: it's what's for dinner</text:span></text:p>
            <text:p text:style-name="P3"><text:span text:style-name="T2"><text:s text:c="4"/></text:span><text:span text:style-name="T2">type: string</text:span></text:p>
          </draw:text-box>
        </draw:frame>
        <draw:frame draw:style-name="gr2" draw:text-style-name="P5" draw:layer="layout" svg:width="21.463cm" svg:height="5.959cm" svg:x="44.704cm" svg:y="81.534cm">
          <draw:text-box>
            <text:p text:style-name="P3"><text:span text:style-name="T1">Other Charm Features</text:span></text:p>
            <text:p text:style-name="P3"><text:span text:style-name="T1"/></text:p>
            <text:p text:style-name="P3"><text:span text:style-name="T1">* Actions</text:span></text:p>
            <text:p text:style-name="P3"><text:span text:style-name="T1">* Subordinates</text:span></text:p>
          </draw:text-box>
        </draw:frame>
        <draw:g>
          <draw:frame draw:style-name="gr2" draw:text-style-name="P5" draw:layer="layout" svg:width="22.225cm" svg:height="5.959cm" svg:x="15.621cm" svg:y="29.451cm">
            <draw:text-box>
              <text:p text:style-name="P1"><text:span text:style-name="T1">Charm Hooks</text:span></text:p>
              <text:p text:style-name="P3"><text:span text:style-name="T1"/></text:p>
              <text:p text:style-name="P3"><text:span text:style-name="T1">Executables called by Juju with access to special env vars and tools.</text:span></text:p>
            </draw:text-box>
          </draw:frame>
          <draw:frame draw:style-name="gr4" draw:text-style-name="P6" xml:id="id1" draw:id="id1" draw:layer="layout" svg:width="5.583cm" svg:height="2.486cm" svg:x="18.166cm" svg:y="37.592cm">
            <draw:text-box draw:corner-radius="0.254cm">
              <text:p text:style-name="P1"><text:span text:style-name="T2">install</text:span></text:p>
            </draw:text-box>
          </draw:frame>
          <draw:frame draw:style-name="gr4" draw:text-style-name="P6" xml:id="id2" draw:id="id2" draw:layer="layout" svg:width="9.438cm" svg:height="2.486cm" svg:x="16.256cm" svg:y="41.202cm">
            <draw:text-box draw:corner-radius="0.254cm">
              <text:p text:style-name="P1"><text:span text:style-name="T2">config-changed</text:span></text:p>
            </draw:text-box>
          </draw:frame>
          <draw:frame draw:style-name="gr4" draw:text-style-name="P6" xml:id="id3" draw:id="id3" draw:layer="layout" svg:width="5.583cm" svg:height="2.486cm" svg:x="18.167cm" svg:y="44.885cm">
            <draw:text-box draw:corner-radius="0.254cm">
              <text:p text:style-name="P1"><text:span text:style-name="T2">start</text:span></text:p>
            </draw:text-box>
          </draw:frame>
          <draw:connector draw:style-name="gr5" draw:text-style-name="P7" draw:layer="layout" draw:type="line" svg:x1="20.957cm" svg:y1="40.078cm" svg:x2="20.975cm" svg:y2="41.202cm" draw:start-shape="id1" draw:start-glue-point="2" draw:end-shape="id2" draw:end-glue-point="0" svg:d="M20957 40078l18 1124" svg:viewBox="0 0 19 1125">
            <text:p/>
          </draw:connector>
          <draw:frame draw:style-name="gr6" draw:text-style-name="P8" draw:layer="layout" svg:width="9.779cm" svg:height="1.204cm" svg:x="16.002cm" svg:y="36.261cm">
            <draw:text-box>
              <text:p text:style-name="P1"><text:span text:style-name="T3">for deploy and add-unit</text:span></text:p>
            </draw:text-box>
          </draw:frame>
          <draw:connector draw:style-name="gr5" draw:text-style-name="P7" draw:layer="layout" draw:type="line" svg:x1="20.975cm" svg:y1="43.688cm" svg:x2="20.958cm" svg:y2="44.885cm" draw:start-shape="id2" draw:start-glue-point="2" draw:end-shape="id3" draw:end-glue-point="0" svg:d="M20975 43688l-17 1197" svg:viewBox="0 0 18 1198">
            <text:p/>
          </draw:connector>
          <draw:frame draw:style-name="gr4" draw:text-style-name="P6" draw:layer="layout" svg:width="9.438cm" svg:height="2.486cm" svg:x="28.956cm" svg:y="37.519cm">
            <draw:text-box draw:corner-radius="0.254cm">
              <text:p text:style-name="P1"><text:span text:style-name="T2">config-changed</text:span></text:p>
            </draw:text-box>
          </draw:frame>
          <draw:frame draw:style-name="gr6" draw:text-style-name="P8" draw:layer="layout" svg:width="9.779cm" svg:height="1.204cm" svg:x="28.829cm" svg:y="36.261cm">
            <draw:text-box>
              <text:p text:style-name="P1"><text:span text:style-name="T3">for agent restart</text:span></text:p>
            </draw:text-box>
          </draw:frame>
          <draw:frame draw:style-name="gr4" draw:text-style-name="P6" xml:id="id4" draw:id="id4" draw:layer="layout" svg:width="9.438cm" svg:height="2.486cm" svg:x="28.957cm" svg:y="42.841cm">
            <draw:text-box draw:corner-radius="0.254cm">
              <text:p text:style-name="P1"><text:span text:style-name="T2">config-changed</text:span></text:p>
            </draw:text-box>
          </draw:frame>
          <draw:frame draw:style-name="gr6" draw:text-style-name="P8" draw:layer="layout" svg:width="9.779cm" svg:height="1.204cm" svg:x="28.83cm" svg:y="41.583cm">
            <draw:text-box>
              <text:p text:style-name="P1"><text:span text:style-name="T3">for charm upgrade</text:span></text:p>
            </draw:text-box>
          </draw:frame>
          <draw:frame draw:style-name="gr4" draw:text-style-name="P6" xml:id="id5" draw:id="id5" draw:layer="layout" svg:width="9.323cm" svg:height="2.486cm" svg:x="29.015cm" svg:y="46.536cm">
            <draw:text-box draw:corner-radius="0.254cm">
              <text:p text:style-name="P1"><text:span text:style-name="T2">upgrade-charm</text:span></text:p>
            </draw:text-box>
          </draw:frame>
          <draw:connector draw:style-name="gr5" draw:text-style-name="P7" draw:layer="layout" draw:type="line" svg:x1="33.676cm" svg:y1="45.327cm" svg:x2="33.676cm" svg:y2="46.536cm" draw:start-shape="id4" draw:start-glue-point="2" draw:end-shape="id5" draw:end-glue-point="0" svg:d="M33676 45327v1209" svg:viewBox="0 0 1 1210">
            <text:p/>
          </draw:connector>
          <draw:frame draw:style-name="gr4" draw:text-style-name="P6" draw:layer="layout" svg:width="5.583cm" svg:height="2.486cm" svg:x="18.167cm" svg:y="50.099cm">
            <draw:text-box draw:corner-radius="0.254cm">
              <text:p text:style-name="P1"><text:span text:style-name="T2">stop</text:span></text:p>
            </draw:text-box>
          </draw:frame>
          <draw:frame draw:style-name="gr6" draw:text-style-name="P8" draw:layer="layout" svg:width="9.779cm" svg:height="1.204cm" svg:x="16.003cm" svg:y="48.768cm">
            <draw:text-box>
              <text:p text:style-name="P1"><text:span text:style-name="T3">for destroy</text:span></text:p>
            </draw:text-box>
          </draw:frame>
          <draw:frame draw:style-name="gr4" draw:text-style-name="P6" xml:id="id6" draw:id="id6" draw:layer="layout" svg:width="13.455cm" svg:height="2.486cm" svg:x="26.954cm" svg:y="51.872cm">
            <draw:text-box draw:corner-radius="0.254cm">
              <text:p text:style-name="P1"><text:span text:style-name="T2">[name]-relation-joined</text:span></text:p>
            </draw:text-box>
          </draw:frame>
          <draw:frame draw:style-name="gr4" draw:text-style-name="P6" draw:layer="layout" svg:width="13.934cm" svg:height="2.486cm" svg:x="26.668cm" svg:y="72.317cm">
            <draw:text-box draw:corner-radius="0.254cm">
              <text:p text:style-name="P1"><text:span text:style-name="T2">[name]-relation-broken</text:span></text:p>
            </draw:text-box>
          </draw:frame>
          <draw:frame draw:style-name="gr4" draw:text-style-name="P6" xml:id="id8" draw:id="id8" draw:layer="layout" svg:width="15.199cm" svg:height="2.486cm" svg:x="26.035cm" svg:y="66.856cm">
            <draw:text-box draw:corner-radius="0.254cm">
              <text:p text:style-name="P1"><text:span text:style-name="T2">[name]-relation-departed</text:span></text:p>
            </draw:text-box>
          </draw:frame>
          <draw:frame draw:style-name="gr4" draw:text-style-name="P6" xml:id="id7" draw:id="id7" draw:layer="layout" svg:width="14.776cm" svg:height="2.486cm" svg:x="26.294cm" svg:y="55.609cm">
            <draw:text-box draw:corner-radius="0.254cm">
              <text:p text:style-name="P1"><text:span text:style-name="T2">[name]-relation-changed</text:span></text:p>
            </draw:text-box>
          </draw:frame>
          <draw:frame draw:style-name="gr6" draw:text-style-name="P8" draw:layer="layout" svg:width="9.779cm" svg:height="1.204cm" svg:x="28.83cm" svg:y="50.673cm">
            <draw:text-box>
              <text:p text:style-name="P1"><text:span text:style-name="T3">for a new relation</text:span></text:p>
            </draw:text-box>
          </draw:frame>
          <draw:connector draw:style-name="gr5" draw:text-style-name="P7" draw:layer="layout" draw:type="line" svg:x1="33.681cm" svg:y1="54.358cm" svg:x2="33.682cm" svg:y2="55.609cm" draw:start-shape="id6" draw:end-shape="id7" svg:d="M33681 54358l1 1251" svg:viewBox="0 0 2 1252">
            <text:p/>
          </draw:connector>
          <draw:frame draw:style-name="gr4" draw:text-style-name="P6" draw:layer="layout" svg:width="14.776cm" svg:height="2.486cm" svg:x="26.294cm" svg:y="61.197cm">
            <draw:text-box draw:corner-radius="0.254cm">
              <text:p text:style-name="P1"><text:span text:style-name="T2">[name]-relation-changed</text:span></text:p>
            </draw:text-box>
          </draw:frame>
          <draw:frame draw:style-name="gr6" draw:text-style-name="P8" draw:layer="layout" svg:width="14.732cm" svg:height="1.204cm" svg:x="26.289cm" svg:y="59.939cm">
            <draw:text-box>
              <text:p text:style-name="P1"><text:span text:style-name="T3">for updated remote relation settings</text:span></text:p>
            </draw:text-box>
          </draw:frame>
          <draw:frame draw:style-name="gr6" draw:text-style-name="P8" xml:id="id9" draw:id="id9" draw:layer="layout" svg:width="10.287cm" svg:height="1.204cm" svg:x="28.575cm" svg:y="70.993cm">
            <draw:text-box>
              <text:p text:style-name="P1"><text:span text:style-name="T3">for relation finally ended</text:span></text:p>
            </draw:text-box>
          </draw:frame>
          <draw:frame draw:style-name="gr6" draw:text-style-name="P8" draw:layer="layout" svg:width="10.795cm" svg:height="1.204cm" svg:x="28.194cm" svg:y="65.586cm">
            <draw:text-box>
              <text:p text:style-name="P1"><text:span text:style-name="T3">for remote relation ending</text:span></text:p>
            </draw:text-box>
          </draw:frame>
          <draw:connector draw:style-name="gr7" draw:text-style-name="P7" draw:layer="layout" draw:type="line" svg:x1="33.634cm" svg:y1="69.342cm" svg:x2="33.718cm" svg:y2="72.197cm" draw:start-shape="id8" draw:end-shape="id9" draw:end-glue-point="2" svg:d="M33634 69342l84 2855" svg:viewBox="0 0 85 285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9T13:15:30.760514788</meta:creation-date>
    <dc:date>2015-04-09T13:17:14.564415872</dc:date>
    <meta:editing-duration>P0D</meta:editing-duration>
    <meta:editing-cycles>1</meta:editing-cycles>
    <meta:document-statistic meta:object-count="36"/>
    <meta:generator>LibreOffice/4.2.7.2$Linux_X86_64 LibreOffice_project/420m0$Build-2</meta:generator>
  </office:meta>
</office:document-meta>
</file>